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9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ubanpost(Md=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36692" calcext:value-type="float">
            <text:p>0.36692</text:p>
          </table:table-cell>
          <table:table-cell office:value-type="string" calcext:value-type="string">
            <text:p>para=0.5;minwordfreq=10;mintagfreq=10;selfTrans=0.2;commonLimit=2;</text:p>
          </table:table-cell>
        </table:table-row>
        <table:table-row table:style-name="ro1">
          <table:table-cell office:value-type="string" calcext:value-type="string">
            <text:p>WTM</text:p>
          </table:table-cell>
          <table:table-cell office:value-type="float" office:value="0.36828" calcext:value-type="float">
            <text:p>0.36828</text:p>
          </table:table-cell>
          <table:table-cell office:value-type="float" office:value="0.45131" calcext:value-type="float">
            <text:p>0.45131</text:p>
          </table:table-cell>
          <table:table-cell office:value-type="float" office:value="0.3541" calcext:value-type="float">
            <text:p>0.3541</text:p>
          </table:table-cell>
          <table:table-cell office:value-type="string" calcext:value-type="string">
            <text:p>para=0.5;minwordfreq=10;mintagfreq=10;selfTrans=0.2;commonLimit=2;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35862" calcext:value-type="float">
            <text:p>0.35862</text:p>
          </table:table-cell>
          <table:table-cell office:value-type="float" office:value="0.40057" calcext:value-type="float">
            <text:p>0.40057</text:p>
          </table:table-cell>
          <table:table-cell office:value-type="float" office:value="0.32871" calcext:value-type="float">
            <text:p>0.32871</text:p>
          </table:table-cell>
          <table:table-cell office:value-type="string" calcext:value-type="string">
            <text:p>K=75;minwordfreq=10;mintagfreq=10;selfTrans=0.2;commonLimit=2;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35261" calcext:value-type="float">
            <text:p>0.35261</text:p>
          </table:table-cell>
          <table:table-cell office:value-type="float" office:value="0.29026" calcext:value-type="float">
            <text:p>0.29026</text:p>
          </table:table-cell>
          <table:table-cell office:value-type="string" calcext:value-type="string">
            <text:p>niteN=40;numBurnIn=30;minwordfreq=10;mintagfreq=10;selfTrans=0.2;commonLimit=2;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0.25466" calcext:value-type="float">
            <text:p>0.25466</text:p>
          </table:table-cell>
          <table:table-cell office:value-type="float" office:value="0.28118" calcext:value-type="float">
            <text:p>0.28118</text:p>
          </table:table-cell>
          <table:table-cell office:value-type="float" office:value="0.23079" calcext:value-type="float">
            <text:p>0.23079</text:p>
          </table:table-cell>
          <table:table-cell office:value-type="string" calcext:value-type="string">
            <text:p>numtopics=64;niter=40;minwordfreq=10;mintagfreq=10;selfTrans=0.2;commonLimit=2;</text:p>
          </table:table-cell>
        </table:table-row>
        <table:table-row table:style-name="ro1">
          <table:table-cell office:value-type="string" calcext:value-type="string">
            <text:p>NoiseTagLdaModel</text:p>
          </table:table-cell>
          <table:table-cell office:value-type="float" office:value="0.22596" calcext:value-type="float">
            <text:p>0.22596</text:p>
          </table:table-cell>
          <table:table-cell office:value-type="float" office:value="0.22855" calcext:value-type="float">
            <text:p>0.22855</text:p>
          </table:table-cell>
          <table:table-cell office:value-type="float" office:value="0.19665" calcext:value-type="float">
            <text:p>0.19665</text:p>
          </table:table-cell>
          <table:table-cell office:value-type="string" calcext:value-type="string">
            <text:p>minwordfreq=10;mintagfreq=10;selfTrans=0.2;commonLimit=2;</text:p>
          </table:table-cell>
        </table:table-row>
        <table:table-row table:style-name="ro1">
          <table:table-cell office:value-type="string" calcext:value-type="string">
            <text:p>TagLdaModel</text:p>
          </table:table-cell>
          <table:table-cell office:value-type="float" office:value="0.17459" calcext:value-type="float">
            <text:p>0.17459</text:p>
          </table:table-cell>
          <table:table-cell office:value-type="float" office:value="0.18503" calcext:value-type="float">
            <text:p>0.18503</text:p>
          </table:table-cell>
          <table:table-cell office:value-type="float" office:value="0.15623" calcext:value-type="float">
            <text:p>0.15623</text:p>
          </table:table-cell>
          <table:table-cell office:value-type="string" calcext:value-type="string">
            <text:p>numtopics=32;niter=40;minwordfreq=10;mintagfreq=10;selfTrans=0.2;commonLimit=2;</text:p>
          </table:table-cell>
        </table:table-row>
        <table:table-row table:style-name="ro1">
          <table:table-cell office:value-type="string" calcext:value-type="string">
            <text:p>TFIDF</text:p>
          </table:table-cell>
          <table:table-cell office:value-type="float" office:value="0.12962" calcext:value-type="float">
            <text:p>0.12962</text:p>
          </table:table-cell>
          <table:table-cell office:value-type="float" office:value="0.14525" calcext:value-type="float">
            <text:p>0.14525</text:p>
          </table:table-cell>
          <table:table-cell office:value-type="float" office:value="0.11725" calcext:value-type="float">
            <text:p>0.1172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eywordpost(Md=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WAM</text:p>
          </table:table-cell>
          <table:table-cell office:value-type="float" office:value="0.21003" calcext:value-type="float">
            <text:p>0.21003</text:p>
          </table:table-cell>
          <table:table-cell office:value-type="float" office:value="0.43579" calcext:value-type="float">
            <text:p>0.43579</text:p>
          </table:table-cell>
          <table:table-cell office:value-type="float" office:value="0.27333" calcext:value-type="float">
            <text:p>0.27333</text:p>
          </table:table-cell>
          <table:table-cell office:value-type="string" calcext:value-type="string">
            <text:p>para=0.8;ScoreLimit=0.1;minwordfreq=10;mintagfreq=10;selfTrans=0.2;commonLimit=2;</text:p>
          </table:table-cell>
        </table:table-row>
        <table:table-row table:style-name="ro1">
          <table:table-cell office:value-type="string" calcext:value-type="string">
            <text:p>WAMwithtitleInstead</text:p>
          </table:table-cell>
          <table:table-cell office:value-type="float" office:value="0.20723" calcext:value-type="float">
            <text:p>0.20723</text:p>
          </table:table-cell>
          <table:table-cell office:value-type="float" office:value="0.43185" calcext:value-type="float">
            <text:p>0.43185</text:p>
          </table:table-cell>
          <table:table-cell office:value-type="float" office:value="0.27014" calcext:value-type="float">
            <text:p>0.27014</text:p>
          </table:table-cell>
          <table:table-cell office:value-type="string" calcext:value-type="string">
            <text:p>Para=0.5;ScoreLimit=0.1;minwordfreq=10;mintagfreq=10;selfTrans=0.2;commonLimit=2;</text:p>
          </table:table-cell>
        </table:table-row>
        <table:table-row table:style-name="ro1">
          <table:table-cell office:value-type="string" calcext:value-type="string">
            <text:p>WAMsample</text:p>
          </table:table-cell>
          <table:table-cell office:value-type="float" office:value="0.20068" calcext:value-type="float">
            <text:p>0.20068</text:p>
          </table:table-cell>
          <table:table-cell office:value-type="float" office:value="0.41699" calcext:value-type="float">
            <text:p>0.41699</text:p>
          </table:table-cell>
          <table:table-cell office:value-type="float" office:value="0.26129" calcext:value-type="float">
            <text:p>0.26129</text:p>
          </table:table-cell>
          <table:table-cell office:value-type="string" calcext:value-type="string">
            <text:p>para=0.8;minwordfreq=10;mintagfreq=10;selfTrans=0.2;commonLimit=2;</text:p>
          </table:table-cell>
        </table:table-row>
        <table:table-row table:style-name="ro1">
          <table:table-cell office:value-type="string" calcext:value-type="string">
            <text:p>ExpandRankKE</text:p>
          </table:table-cell>
          <table:table-cell office:value-type="float" office:value="0.18351" calcext:value-type="float">
            <text:p>0.18351</text:p>
          </table:table-cell>
          <table:table-cell office:value-type="float" office:value="0.37994" calcext:value-type="float">
            <text:p>0.37994</text:p>
          </table:table-cell>
          <table:table-cell office:value-type="float" office:value="0.2386" calcext:value-type="float">
            <text:p>0.2386</text:p>
          </table:table-cell>
          <table:table-cell office:value-type="string" calcext:value-type="string">
            <text:p>k=1;minwordfreq=10;mintagfreq=10;selfTrans=0.2;commonLimit=2;</text:p>
          </table:table-cell>
        </table:table-row>
        <table:table-row table:style-name="ro1">
          <table:table-cell office:value-type="string" calcext:value-type="string">
            <text:p>TPR</text:p>
          </table:table-cell>
          <table:table-cell office:value-type="float" office:value="0.17831" calcext:value-type="float">
            <text:p>0.17831</text:p>
          </table:table-cell>
          <table:table-cell office:value-type="float" office:value="0.36921" calcext:value-type="float">
            <text:p>0.36921</text:p>
          </table:table-cell>
          <table:table-cell office:value-type="float" office:value="0.23187" calcext:value-type="float">
            <text:p>0.23187</text:p>
          </table:table-cell>
          <table:table-cell office:value-type="string" calcext:value-type="string">
            <text:p>numtopics=50;minwordfreq=10;mintagfreq=10;selfTrans=0.2;commonLimit=2;</text:p>
          </table:table-cell>
        </table:table-row>
        <table:table-row table:style-name="ro1">
          <table:table-cell office:value-type="string" calcext:value-type="string">
            <text:p>TFIDF</text:p>
          </table:table-cell>
          <table:table-cell office:value-type="float" office:value="0.21508" calcext:value-type="float">
            <text:p>0.21508</text:p>
          </table:table-cell>
          <table:table-cell office:value-type="float" office:value="0.24943" calcext:value-type="float">
            <text:p>0.24943</text:p>
          </table:table-cell>
          <table:table-cell office:value-type="float" office:value="0.22591" calcext:value-type="float">
            <text:p>0.22591</text:p>
          </table:table-cell>
          <table:table-cell/>
        </table:table-row>
        <table:table-row table:style-name="ro1">
          <table:table-cell office:value-type="string" calcext:value-type="string">
            <text:p>Textpagerank</text:p>
          </table:table-cell>
          <table:table-cell office:value-type="float" office:value="0.19833" calcext:value-type="float">
            <text:p>0.19833</text:p>
          </table:table-cell>
          <table:table-cell office:value-type="float" office:value="0.22971" calcext:value-type="float">
            <text:p>0.22971</text:p>
          </table:table-cell>
          <table:table-cell office:value-type="float" office:value="0.20837" calcext:value-type="float">
            <text:p>0.20837</text:p>
          </table:table-cell>
          <table:table-cell/>
        </table:table-row>
      </table:table>
      <table:named-expressions/>
      <table:database-ranges>
        <table:database-range table:name="__Anonymous_Sheet_DB__0" table:target-range-address="工作表1.A15:工作表1.E2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00／00／00</text:date>, <text:time style:data-style-name="N2" text:time-value="10:13:04.23889512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30:35.096062830</meta:creation-date>
    <dc:date>2015-12-14T10:14:38.042909346</dc:date>
    <meta:editing-duration>PT17H1M40S</meta:editing-duration>
    <meta:editing-cycles>103</meta:editing-cycles>
    <meta:generator>LibreOffice/4.2.8.2$Linux_X86_64 LibreOffice_project/420m0$Build-2</meta:generator>
    <meta:document-statistic meta:table-count="1" meta:cell-count="82" meta:object-count="0"/>
  </office:meta>
</office:document-meta>
</file>